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.getInstance( Class logger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warn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trace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debug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warn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fatal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fatal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info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debug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Logger( Log log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nfo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error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error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trace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format( Object m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